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200"/>
    </style:style>
    <style:style style:name="ce3" style:family="table-cell" style:parent-style-name="Default" style:data-style-name="N36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1-07" calcext:value-type="date">
            <text:p>2019-01-07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1-21" calcext:value-type="date">
            <text:p>2019-01-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2-04" calcext:value-type="date">
            <text:p>2019-02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table:style-name="ce2" office:value-type="date" office:date-value="2019-02-19" calcext:value-type="date">
            <text:p>2019-02-1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3-04" calcext:value-type="date">
            <text:p>2019-03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3-18" calcext:value-type="date">
            <text:p>2019-03-1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4-01" calcext:value-type="date">
            <text:p>2019-04-0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4-08" calcext:value-type="date">
            <text:p>2019-04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table:style-name="ce3" office:value-type="date" office:date-value="2019-04-15" calcext:value-type="date">
            <text:p>2019-04-15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4-29" calcext:value-type="date">
            <text:p>2019-04-2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5-13" calcext:value-type="date">
            <text:p>2019-05-1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table:style-name="ce2" office:value-type="date" office:date-value="2019-05-21" calcext:value-type="date">
            <text:p>2019-05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5-27" calcext:value-type="date">
            <text:p>2019-05-2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6-10" calcext:value-type="date">
            <text:p>2019-06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6-24" calcext:value-type="date">
            <text:p>2019-06-2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table:style-name="ce2" office:value-type="date" office:date-value="2019-07-02" calcext:value-type="date">
            <text:p>2019-07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7-08" calcext:value-type="date">
            <text:p>2019-07-0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7-15" calcext:value-type="date">
            <text:p>2019-07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7-22" calcext:value-type="date">
            <text:p>2019-07-2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7-29" calcext:value-type="date">
            <text:p>2019-07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table:style-name="ce2" office:value-type="date" office:date-value="2019-08-06" calcext:value-type="date">
            <text:p>2019-08-0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8-12" calcext:value-type="date">
            <text:p>2019-08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8-19" calcext:value-type="date">
            <text:p>2019-08-1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table:style-name="ce2" office:value-type="date" office:date-value="2019-09-03" calcext:value-type="date">
            <text:p>2019-09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9-09" calcext:value-type="date">
            <text:p>2019-09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9-16" calcext:value-type="date">
            <text:p>2019-09-1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09-30" calcext:value-type="date">
            <text:p>2019-09-3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table:style-name="ce2" office:value-type="date" office:date-value="2019-10-15" calcext:value-type="date">
            <text:p>2019-10-1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0-28" calcext:value-type="date">
            <text:p>2019-10-28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1-04" calcext:value-type="date">
            <text:p>2019-11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1-11" calcext:value-type="date">
            <text:p>2019-11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1-25" calcext:value-type="date">
            <text:p>2019-11-2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2-02" calcext:value-type="date">
            <text:p>2019-12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2-09" calcext:value-type="date">
            <text:p>2019-12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2-16" calcext:value-type="date">
            <text:p>2019-12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2-23" calcext:value-type="date">
            <text:p>2019-12-2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A</text:p>
          </table:table-cell>
          <table:table-cell office:value-type="date" office:date-value="2019-12-30" calcext:value-type="date">
            <text:p>2019-12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21:52.275386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1:23:35.140895236</dc:date>
    <meta:editing-duration>PT2M21S</meta:editing-duration>
    <meta:editing-cycles>3</meta:editing-cycles>
    <meta:generator>LibreOffice/6.1.5.2$Linux_X86_64 LibreOffice_project/10$Build-2</meta:generator>
    <meta:document-statistic meta:table-count="1" meta:cell-count="248" meta:object-count="0"/>
  </office:meta>
</office:document-meta>
</file>